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utiger for ZKB Light" svg:font-family="'Frutiger for ZKB Light'" style:font-family-generic="swiss"/>
    <style:font-face style:name="Futura Book" svg:font-family="'Futura Book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7.093cm"/>
    </style:style>
    <style:style style:name="co3" style:family="table-column">
      <style:table-column-properties fo:break-before="auto" style:column-width="1.18cm"/>
    </style:style>
    <style:style style:name="co4" style:family="table-column">
      <style:table-column-properties fo:break-before="auto" style:column-width="2.826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utiger for ZKB Light" style:font-size-complex="10pt" style:font-style-complex="normal" style:font-weight-complex="normal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utiger for ZKB Light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shapes>
          <draw:frame draw:z-index="0" draw:style-name="gr1" draw:text-style-name="P1" svg:width="18.451cm" svg:height="8.999cm" svg:x="11.407cm" svg:y="18.54cm">
            <draw:object draw:notify-on-update-of-ranges="Tabelle1.A34:Tabelle1.A34 Tabelle1.C34:Tabelle1.AE34 Tabelle1.A35:Tabelle1.A35 Tabelle1.C35:Tabelle1.AE3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9" table:default-cell-style-name="ce1"/>
        <table:table-column table:style-name="co4" table:number-columns-repeated="992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Story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rt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10.7" calcext:value-type="float">
            <text:p>10.7</text:p>
          </table:table-cell>
          <table:table-cell table:style-name="ce3" office:value-type="float" office:value="11.7" calcext:value-type="float">
            <text:p>11.7</text:p>
          </table:table-cell>
          <table:table-cell table:style-name="ce3" office:value-type="float" office:value="12.7" calcext:value-type="float">
            <text:p>12.7</text:p>
          </table:table-cell>
          <table:table-cell table:style-name="ce3" office:value-type="float" office:value="13.7" calcext:value-type="float">
            <text:p>13.7</text:p>
          </table:table-cell>
          <table:table-cell table:style-name="ce3" office:value-type="float" office:value="14.7" calcext:value-type="float">
            <text:p>14.7</text:p>
          </table:table-cell>
          <table:table-cell table:style-name="ce3" office:value-type="float" office:value="15.7" calcext:value-type="float">
            <text:p>15.7</text:p>
          </table:table-cell>
          <table:table-cell table:style-name="ce3" office:value-type="float" office:value="16.7" calcext:value-type="float">
            <text:p>16.7</text:p>
          </table:table-cell>
          <table:table-cell table:style-name="ce3" office:value-type="float" office:value="17.7" calcext:value-type="float">
            <text:p>17.7</text:p>
          </table:table-cell>
          <table:table-cell table:style-name="ce3" office:value-type="float" office:value="18.7" calcext:value-type="float">
            <text:p>18.7</text:p>
          </table:table-cell>
          <table:table-cell table:style-name="ce3" office:value-type="float" office:value="19.7" calcext:value-type="float">
            <text:p>19.7</text:p>
          </table:table-cell>
          <table:table-cell table:style-name="ce3" office:value-type="float" office:value="20.7" calcext:value-type="float">
            <text:p>20.7</text:p>
          </table:table-cell>
          <table:table-cell table:style-name="ce3" office:value-type="float" office:value="21.7" calcext:value-type="float">
            <text:p>21.7</text:p>
          </table:table-cell>
          <table:table-cell table:style-name="ce3" office:value-type="float" office:value="22.7" calcext:value-type="float">
            <text:p>22.7</text:p>
          </table:table-cell>
          <table:table-cell table:style-name="ce3" office:value-type="float" office:value="23.7" calcext:value-type="float">
            <text:p>23.7</text:p>
          </table:table-cell>
          <table:table-cell table:style-name="ce3" office:value-type="float" office:value="24.7" calcext:value-type="float">
            <text:p>24.7</text:p>
          </table:table-cell>
          <table:table-cell table:style-name="ce3" office:value-type="float" office:value="25.7" calcext:value-type="float">
            <text:p>25.7</text:p>
          </table:table-cell>
          <table:table-cell table:style-name="ce3" office:value-type="float" office:value="26.7" calcext:value-type="float">
            <text:p>26.7</text:p>
          </table:table-cell>
          <table:table-cell table:style-name="ce3" office:value-type="float" office:value="27.7" calcext:value-type="float">
            <text:p>27.7</text:p>
          </table:table-cell>
          <table:table-cell table:style-name="ce3" office:value-type="float" office:value="28.7" calcext:value-type="float">
            <text:p>28.7</text:p>
          </table:table-cell>
          <table:table-cell table:style-name="ce3" office:value-type="float" office:value="29.7" calcext:value-type="float">
            <text:p>29.7</text:p>
          </table:table-cell>
          <table:table-cell table:style-name="ce3" office:value-type="float" office:value="30.7" calcext:value-type="float">
            <text:p>30.7</text:p>
          </table:table-cell>
          <table:table-cell table:style-name="ce3" office:value-type="float" office:value="31.7" calcext:value-type="float">
            <text:p>31.7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5.8" calcext:value-type="float">
            <text:p>5.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chüler bearbeiten</text:p>
          </table:table-cell>
          <table:table-cell office:value-type="string" calcext:value-type="string">
            <text:p>Adresslogik ändern: Jede Person hat eine eigene Adresse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Codes verwalten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Code einem Schüler hinzufügen und vom Schüler entfernen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Mitarbeiter verwalten</text:p>
          </table:table-cell>
          <table:table-cell office:value-type="string" calcext:value-type="string">
            <text:p>Mitarbeiter verwalten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Kurs verwalten</text:p>
          </table:table-cell>
          <table:table-cell office:value-type="string" calcext:value-type="string">
            <text:p>Kurstypen verwalten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Kurs verwalten</text:p>
          </table:table-cell>
          <table:table-cell office:value-type="string" calcext:value-type="string">
            <text:p>Kursorte verwalten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Kurs verwalten</text:p>
          </table:table-cell>
          <table:table-cell office:value-type="string" calcext:value-type="string">
            <text:p>Semester verwalten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bearbeiten: Bisherige Daten im Schüler erfassen Panel anzeigen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bearbeiten: Check Angehörige bereits vorhanden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bearbeiten: Validierungs-Kommand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bearbeiten: Check Schüler bereits vorhanden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bearbeiten: An-/Abmeldung mutieren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bearbeiten: Zurück zum Datenblatt nach Speicherung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suchen: Mit einem Suchresultat direkt auf Datenblatt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Allgemein</text:p>
          </table:table-cell>
          <table:table-cell office:value-type="string" calcext:value-type="string">
            <text:p>UI's überarbeiten (Vereinheitlichung)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Allgemein</text:p>
          </table:table-cell>
          <table:table-cell office:value-type="string" calcext:value-type="string">
            <text:p>Scrollbars für Tabellen mit vielen Spalten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Allgemein</text:p>
          </table:table-cell>
          <table:table-cell office:value-type="string" calcext:value-type="string">
            <text:p>Dialoge überarbeiten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bearbeiten: Check Adresse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bearbeiten: Check Geschwister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bearbeiten: Gleiche Angehörige übernehmen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Allgemein</text:p>
          </table:table-cell>
          <table:table-cell office:value-type="string" calcext:value-type="string">
            <text:p>JPA-Session-Verwaltung überarbeiten</text:p>
          </table:table-cell>
          <table:table-cell table:number-columns-repeated="15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CalendarModelAttribute implementieren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IntegerModelAttribute implementieren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Bemerkungen-TextArea: Tabulator springt auf nächstes Eingabefeld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Allgemein</text:p>
          </table:table-cell>
          <table:table-cell office:value-type="string" calcext:value-type="string">
            <text:p>Abfolge von UI's überarbeiten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Kurs verwalten</text:p>
          </table:table-cell>
          <table:table-cell office:value-type="string" calcext:value-type="string">
            <text:p>Kurse verwalten</text:p>
          </table:table-cell>
          <table:table-cell table:number-columns-repeated="29" office:value-type="float" office:value="8" calcext:value-type="float">
            <text:p>8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Kurs verwalten</text:p>
          </table:table-cell>
          <table:table-cell office:value-type="string" calcext:value-type="string">
            <text:p>Kurs einem Schüler hinzufügen und vom Schüler entfernen</text:p>
          </table:table-cell>
          <table:table-cell table:number-columns-repeated="29" office:value-type="float" office:value="5" calcext:value-type="float">
            <text:p>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Kurs verwalten</text:p>
          </table:table-cell>
          <table:table-cell office:value-type="string" calcext:value-type="string">
            <text:p>Kurse suchen in Schüler suchen integrieren</text:p>
          </table:table-cell>
          <table:table-cell table:number-columns-repeated="29" office:value-type="float" office:value="5" calcext:value-type="float">
            <text:p>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Kurs verwalten</text:p>
          </table:table-cell>
          <table:table-cell office:value-type="string" calcext:value-type="string">
            <text:p>Schüler-Such-Resultat-Tabelle: Kurs ergänzen</text:p>
          </table:table-cell>
          <table:table-cell table:number-columns-repeated="29" office:value-type="float" office:value="3" calcext:value-type="float">
            <text:p>3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Kurs verwalten</text:p>
          </table:table-cell>
          <table:table-cell office:value-type="string" calcext:value-type="string">
            <text:p>Kurse im Schüler-Datenblatt anzeigen</text:p>
          </table:table-cell>
          <table:table-cell table:number-columns-repeated="29" office:value-type="float" office:value="3" calcext:value-type="float">
            <text:p>3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Auswertungen/Listen</text:p>
          </table:table-cell>
          <table:table-cell office:value-type="string" calcext:value-type="string">
            <text:p>Schüler-Adressliste erstellen</text:p>
          </table:table-cell>
          <table:table-cell table:number-columns-repeated="29" office:value-type="float" office:value="8" calcext:value-type="float">
            <text:p>8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Allgemein</text:p>
          </table:table-cell>
          <table:table-cell office:value-type="string" calcext:value-type="string">
            <text:p>Testfälle definieren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deal Burndown</text:p>
          </table:table-cell>
          <table:table-cell office:value-type="string" calcext:value-type="string">
            <text:p>Ideal - Remaining effort in Ideal work hours</text:p>
          </table:table-cell>
          <table:table-cell table:formula="of:=SUM([.C2:.C33])" office:value-type="float" office:value="109" calcext:value-type="float">
            <text:p>109</text:p>
          </table:table-cell>
          <table:table-cell table:formula="of:=([.C34]-[.$C$34]/28)" office:value-type="float" office:value="105.107142857143" calcext:value-type="float">
            <text:p>105.1071428571</text:p>
          </table:table-cell>
          <table:table-cell table:formula="of:=([.D34]-[.$C$34]/28)" office:value-type="float" office:value="101.214285714286" calcext:value-type="float">
            <text:p>101.2142857143</text:p>
          </table:table-cell>
          <table:table-cell table:formula="of:=([.E34]-[.$C$34]/28)" office:value-type="float" office:value="97.3214285714286" calcext:value-type="float">
            <text:p>97.3214285714</text:p>
          </table:table-cell>
          <table:table-cell table:formula="of:=([.F34]-[.$C$34]/28)" office:value-type="float" office:value="93.4285714285715" calcext:value-type="float">
            <text:p>93.4285714286</text:p>
          </table:table-cell>
          <table:table-cell table:formula="of:=([.G34]-[.$C$34]/28)" office:value-type="float" office:value="89.5357142857143" calcext:value-type="float">
            <text:p>89.5357142857</text:p>
          </table:table-cell>
          <table:table-cell table:formula="of:=([.H34]-[.$C$34]/28)" office:value-type="float" office:value="85.6428571428572" calcext:value-type="float">
            <text:p>85.6428571429</text:p>
          </table:table-cell>
          <table:table-cell table:formula="of:=([.I34]-[.$C$34]/28)" office:value-type="float" office:value="81.75" calcext:value-type="float">
            <text:p>81.75</text:p>
          </table:table-cell>
          <table:table-cell table:formula="of:=([.J34]-[.$C$34]/28)" office:value-type="float" office:value="77.8571428571429" calcext:value-type="float">
            <text:p>77.8571428571</text:p>
          </table:table-cell>
          <table:table-cell table:formula="of:=([.K34]-[.$C$34]/28)" office:value-type="float" office:value="73.9642857142858" calcext:value-type="float">
            <text:p>73.9642857143</text:p>
          </table:table-cell>
          <table:table-cell table:formula="of:=([.L34]-[.$C$34]/28)" office:value-type="float" office:value="70.0714285714286" calcext:value-type="float">
            <text:p>70.0714285714</text:p>
          </table:table-cell>
          <table:table-cell table:formula="of:=([.M34]-[.$C$34]/28)" office:value-type="float" office:value="66.1785714285715" calcext:value-type="float">
            <text:p>66.1785714286</text:p>
          </table:table-cell>
          <table:table-cell table:formula="of:=([.N34]-[.$C$34]/28)" office:value-type="float" office:value="62.2857142857143" calcext:value-type="float">
            <text:p>62.2857142857</text:p>
          </table:table-cell>
          <table:table-cell table:formula="of:=([.O34]-[.$C$34]/28)" office:value-type="float" office:value="58.3928571428572" calcext:value-type="float">
            <text:p>58.3928571429</text:p>
          </table:table-cell>
          <table:table-cell table:formula="of:=([.P34]-[.$C$34]/28)" office:value-type="float" office:value="54.5" calcext:value-type="float">
            <text:p>54.5</text:p>
          </table:table-cell>
          <table:table-cell table:formula="of:=([.Q34]-[.$C$34]/28)" office:value-type="float" office:value="50.6071428571429" calcext:value-type="float">
            <text:p>50.6071428571</text:p>
          </table:table-cell>
          <table:table-cell table:formula="of:=([.R34]-[.$C$34]/28)" office:value-type="float" office:value="46.7142857142857" calcext:value-type="float">
            <text:p>46.7142857143</text:p>
          </table:table-cell>
          <table:table-cell table:formula="of:=([.S34]-[.$C$34]/28)" office:value-type="float" office:value="42.8214285714286" calcext:value-type="float">
            <text:p>42.8214285714</text:p>
          </table:table-cell>
          <table:table-cell table:formula="of:=([.T34]-[.$C$34]/28)" office:value-type="float" office:value="38.9285714285714" calcext:value-type="float">
            <text:p>38.9285714286</text:p>
          </table:table-cell>
          <table:table-cell table:formula="of:=([.U34]-[.$C$34]/28)" office:value-type="float" office:value="35.0357142857143" calcext:value-type="float">
            <text:p>35.0357142857</text:p>
          </table:table-cell>
          <table:table-cell table:formula="of:=([.V34]-[.$C$34]/28)" office:value-type="float" office:value="31.1428571428572" calcext:value-type="float">
            <text:p>31.1428571429</text:p>
          </table:table-cell>
          <table:table-cell table:formula="of:=([.W34]-[.$C$34]/28)" office:value-type="float" office:value="27.25" calcext:value-type="float">
            <text:p>27.25</text:p>
          </table:table-cell>
          <table:table-cell table:formula="of:=([.X34]-[.$C$34]/28)" office:value-type="float" office:value="23.3571428571429" calcext:value-type="float">
            <text:p>23.3571428571</text:p>
          </table:table-cell>
          <table:table-cell table:formula="of:=([.Y34]-[.$C$34]/28)" office:value-type="float" office:value="19.4642857142857" calcext:value-type="float">
            <text:p>19.4642857143</text:p>
          </table:table-cell>
          <table:table-cell table:formula="of:=([.Z34]-[.$C$34]/28)" office:value-type="float" office:value="15.5714285714286" calcext:value-type="float">
            <text:p>15.5714285714</text:p>
          </table:table-cell>
          <table:table-cell table:formula="of:=([.AA34]-[.$C$34]/28)" office:value-type="float" office:value="11.6785714285715" calcext:value-type="float">
            <text:p>11.6785714286</text:p>
          </table:table-cell>
          <table:table-cell table:formula="of:=([.AB34]-[.$C$34]/28)" office:value-type="float" office:value="7.78571428571431" calcext:value-type="float">
            <text:p>7.7857142857</text:p>
          </table:table-cell>
          <table:table-cell table:formula="of:=([.AC34]-[.$C$34]/28)" office:value-type="float" office:value="3.89285714285717" calcext:value-type="float">
            <text:p>3.8928571429</text:p>
          </table:table-cell>
          <table:table-cell table:formula="of:=([.AD34]-[.$C$34]/28)" office:value-type="float" office:value="0.0000000000000239808173319034" calcext:value-type="float">
            <text:p>2.39808173319034E-01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ctual Burndown</text:p>
          </table:table-cell>
          <table:table-cell office:value-type="string" calcext:value-type="string">
            <text:p>Actual - Remaining effort in Ideal work hours</text:p>
          </table:table-cell>
          <table:table-cell table:formula="of:=SUM([.C2:.C33])" office:value-type="float" office:value="109" calcext:value-type="float">
            <text:p>109</text:p>
          </table:table-cell>
          <table:table-cell table:formula="of:=SUM([.D2:.D33])" office:value-type="float" office:value="109" calcext:value-type="float">
            <text:p>109</text:p>
          </table:table-cell>
          <table:table-cell table:formula="of:=SUM([.E2:.E33])" office:value-type="float" office:value="109" calcext:value-type="float">
            <text:p>109</text:p>
          </table:table-cell>
          <table:table-cell table:formula="of:=SUM([.F2:.F33])" office:value-type="float" office:value="99" calcext:value-type="float">
            <text:p>99</text:p>
          </table:table-cell>
          <table:table-cell table:formula="of:=SUM([.G2:.G33])" office:value-type="float" office:value="97" calcext:value-type="float">
            <text:p>97</text:p>
          </table:table-cell>
          <table:table-cell table:formula="of:=SUM([.H2:.H33])" office:value-type="float" office:value="95" calcext:value-type="float">
            <text:p>95</text:p>
          </table:table-cell>
          <table:table-cell table:formula="of:=SUM([.I2:.I33])" office:value-type="float" office:value="92" calcext:value-type="float">
            <text:p>92</text:p>
          </table:table-cell>
          <table:table-cell table:formula="of:=SUM([.J2:.J33])" office:value-type="float" office:value="84" calcext:value-type="float">
            <text:p>84</text:p>
          </table:table-cell>
          <table:table-cell table:formula="of:=SUM([.K2:.K33])" office:value-type="float" office:value="69" calcext:value-type="float">
            <text:p>69</text:p>
          </table:table-cell>
          <table:table-cell table:formula="of:=SUM([.L2:.L33])" office:value-type="float" office:value="62" calcext:value-type="float">
            <text:p>62</text:p>
          </table:table-cell>
          <table:table-cell table:formula="of:=SUM([.M2:.M33])" office:value-type="float" office:value="55" calcext:value-type="float">
            <text:p>55</text:p>
          </table:table-cell>
          <table:table-cell table:formula="of:=SUM([.N2:.N33])" office:value-type="float" office:value="53" calcext:value-type="float">
            <text:p>53</text:p>
          </table:table-cell>
          <table:table-cell table:formula="of:=SUM([.O2:.O33])" office:value-type="float" office:value="47" calcext:value-type="float">
            <text:p>47</text:p>
          </table:table-cell>
          <table:table-cell table:formula="of:=SUM([.P2:.P33])" office:value-type="float" office:value="37" calcext:value-type="float">
            <text:p>37</text:p>
          </table:table-cell>
          <table:table-cell table:formula="of:=SUM([.Q2:.Q33])" office:value-type="float" office:value="37" calcext:value-type="float">
            <text:p>37</text:p>
          </table:table-cell>
          <table:table-cell table:formula="of:=SUM([.R2:.R33])" office:value-type="float" office:value="34" calcext:value-type="float">
            <text:p>34</text:p>
          </table:table-cell>
          <table:table-cell table:formula="of:=SUM([.S2:.S33])" office:value-type="float" office:value="34" calcext:value-type="float">
            <text:p>34</text:p>
          </table:table-cell>
          <table:table-cell table:formula="of:=SUM([.T2:.T33])" office:value-type="float" office:value="34" calcext:value-type="float">
            <text:p>34</text:p>
          </table:table-cell>
          <table:table-cell table:formula="of:=SUM([.U2:.U33])" office:value-type="float" office:value="34" calcext:value-type="float">
            <text:p>34</text:p>
          </table:table-cell>
          <table:table-cell table:formula="of:=SUM([.V2:.V33])" office:value-type="float" office:value="34" calcext:value-type="float">
            <text:p>34</text:p>
          </table:table-cell>
          <table:table-cell table:formula="of:=SUM([.W2:.W33])" office:value-type="float" office:value="34" calcext:value-type="float">
            <text:p>34</text:p>
          </table:table-cell>
          <table:table-cell table:formula="of:=SUM([.X2:.X33])" office:value-type="float" office:value="34" calcext:value-type="float">
            <text:p>34</text:p>
          </table:table-cell>
          <table:table-cell table:formula="of:=SUM([.Y2:.Y33])" office:value-type="float" office:value="34" calcext:value-type="float">
            <text:p>34</text:p>
          </table:table-cell>
          <table:table-cell table:formula="of:=SUM([.Z2:.Z33])" office:value-type="float" office:value="34" calcext:value-type="float">
            <text:p>34</text:p>
          </table:table-cell>
          <table:table-cell table:formula="of:=SUM([.AA2:.AA33])" office:value-type="float" office:value="34" calcext:value-type="float">
            <text:p>34</text:p>
          </table:table-cell>
          <table:table-cell table:formula="of:=SUM([.AB2:.AB33])" office:value-type="float" office:value="34" calcext:value-type="float">
            <text:p>34</text:p>
          </table:table-cell>
          <table:table-cell table:formula="of:=SUM([.AC2:.AC33])" office:value-type="float" office:value="34" calcext:value-type="float">
            <text:p>34</text:p>
          </table:table-cell>
          <table:table-cell table:formula="of:=SUM([.AD2:.AD33])" office:value-type="float" office:value="34" calcext:value-type="float">
            <text:p>34</text:p>
          </table:table-cell>
          <table:table-cell table:formula="of:=SUM([.AE2:.AE33])" office:value-type="float" office:value="34" calcext:value-type="float">
            <text:p>34</text:p>
          </table:table-cell>
          <table:table-cell table:number-columns-repeated="993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utiger for ZKB Light" svg:font-family="'Frutiger for ZKB Light'" style:font-family-generic="swiss"/>
    <style:font-face style:name="Futura Book" svg:font-family="'Futura Book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CH">
      <number:text>SFr. </number:text>
      <number:number number:decimal-places="2" number:min-integer-digits="1" number:grouping="true"/>
    </number:number-style>
    <number:number-style style:name="N10110" number:language="de" number:country="CH">
      <number:text>SFr.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CH">
      <number:text>SFr. </number:text>
      <number:number number:decimal-places="2" number:min-integer-digits="1" number:grouping="true"/>
    </number:number-style>
    <number:number-style style:name="N10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CH">
      <number:day number:style="long"/>
      <number:text>. </number:text>
      <number:month number:textual="true"/>
    </number:date-style>
    <number:date-style style:name="N10114" number:language="de" number:country="CH">
      <number:month number:textual="true"/>
      <number:text> </number:text>
      <number:year/>
    </number:date-style>
    <number:time-style style:name="N10115" number:language="de" number:country="CH">
      <number:hours/>
      <number:text>:</number:text>
      <number:minutes number:style="long"/>
      <number:text> </number:text>
      <number:am-pm/>
    </number:time-style>
    <number:time-style style:name="N10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CH">
      <number:number number: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de" number:country="CH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de" number:country="CH">
      <loext:fill-character> </loext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loext:fill-character> </loext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de" number:country="CH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de" number:country="CH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Futura Book" fo:font-family="'Futura Book'" style:font-family-generic="swiss" fo:font-size="11pt" style:font-name-asian="Droid Sans Fallback" style:font-family-asian="'Droid Sans Fallback'" style:font-family-generic-asian="system" style:font-pitch-asian="variable" style:font-size-asian="11pt" style:font-name-complex="Futura Book" style:font-family-complex="'Futura Book'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.4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00.00.0000</text:date>, <text:time style:data-style-name="N2" text:time-value="09:55:59.82366450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31T14:41:53</meta:creation-date>
    <dc:date>2015-07-27T10:05:16.936672551</dc:date>
    <meta:editing-duration>PT1H36M6S</meta:editing-duration>
    <meta:generator>LibreOffice/4.2.8.2$Linux_X86_64 LibreOffice_project/420m0$Build-2</meta:generator>
    <meta:editing-cycles>28</meta:editing-cycles>
    <meta:document-statistic meta:table-count="1" meta:cell-count="1085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52cm" svg:height="9cm" xlink:href=".." xlink:type="simple" chart:class="chart:line" chart:style-name="ch1">
        <chart:legend chart:legend-position="end" svg:x="14.515cm" svg:y="3.952cm" style:legend-expansion="high" chart:style-name="ch2"/>
        <chart:plot-area chart:style-name="ch3" table:cell-range-address="Tabelle1.A34:Tabelle1.A35 Tabelle1.C34:Tabelle1.AE35" chart:data-source-has-labels="column" svg:x="0.369cm" svg:y="0.18cm" svg:width="13.777cm" svg:height="8.64cm">
          <chartooo:coordinate-region svg:x="1.176cm" svg:y="0.379cm" svg:width="12.78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34:Tabelle1.AE34" chart:label-cell-address="Tabelle1.A34:Tabelle1.A34" chart:class="chart:line">
            <chart:data-point chart:repeated="29"/>
          </chart:series>
          <chart:series chart:style-name="ch7" chart:values-cell-range-address="Tabelle1.C35:Tabelle1.AE35" chart:label-cell-address="Tabelle1.A35:Tabelle1.A35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</table:table-row>
          </table:table-header-rows>
          <table:table-rows>
            <table:table-row>
              <table:table-cell office:value-type="string">
                <text:p>Ideal Burndown</text:p>
                <draw:g>
                  <svg:desc>Tabelle1.A34:Tabelle1.A34</svg:desc>
                </draw:g>
              </table:table-cell>
              <table:table-cell office:value-type="float" office:value="109">
                <text:p>109</text:p>
                <draw:g>
                  <svg:desc>Tabelle1.C34:Tabelle1.AE34</svg:desc>
                </draw:g>
              </table:table-cell>
              <table:table-cell office:value-type="float" office:value="105.107142857143">
                <text:p>105.107142857143</text:p>
              </table:table-cell>
              <table:table-cell office:value-type="float" office:value="101.214285714286">
                <text:p>101.214285714286</text:p>
              </table:table-cell>
              <table:table-cell office:value-type="float" office:value="97.3214285714286">
                <text:p>97.3214285714286</text:p>
              </table:table-cell>
              <table:table-cell office:value-type="float" office:value="93.4285714285715">
                <text:p>93.4285714285715</text:p>
              </table:table-cell>
              <table:table-cell office:value-type="float" office:value="89.5357142857143">
                <text:p>89.5357142857143</text:p>
              </table:table-cell>
              <table:table-cell office:value-type="float" office:value="85.6428571428572">
                <text:p>85.6428571428572</text:p>
              </table:table-cell>
              <table:table-cell office:value-type="float" office:value="81.75">
                <text:p>81.75</text:p>
              </table:table-cell>
              <table:table-cell office:value-type="float" office:value="77.8571428571429">
                <text:p>77.8571428571429</text:p>
              </table:table-cell>
              <table:table-cell office:value-type="float" office:value="73.9642857142858">
                <text:p>73.9642857142858</text:p>
              </table:table-cell>
              <table:table-cell office:value-type="float" office:value="70.0714285714286">
                <text:p>70.0714285714286</text:p>
              </table:table-cell>
              <table:table-cell office:value-type="float" office:value="66.1785714285715">
                <text:p>66.1785714285715</text:p>
              </table:table-cell>
              <table:table-cell office:value-type="float" office:value="62.2857142857143">
                <text:p>62.2857142857143</text:p>
              </table:table-cell>
              <table:table-cell office:value-type="float" office:value="58.3928571428572">
                <text:p>58.3928571428572</text:p>
              </table:table-cell>
              <table:table-cell office:value-type="float" office:value="54.5">
                <text:p>54.5</text:p>
              </table:table-cell>
              <table:table-cell office:value-type="float" office:value="50.6071428571429">
                <text:p>50.6071428571429</text:p>
              </table:table-cell>
              <table:table-cell office:value-type="float" office:value="46.7142857142857">
                <text:p>46.7142857142857</text:p>
              </table:table-cell>
              <table:table-cell office:value-type="float" office:value="42.8214285714286">
                <text:p>42.8214285714286</text:p>
              </table:table-cell>
              <table:table-cell office:value-type="float" office:value="38.9285714285714">
                <text:p>38.9285714285714</text:p>
              </table:table-cell>
              <table:table-cell office:value-type="float" office:value="35.0357142857143">
                <text:p>35.0357142857143</text:p>
              </table:table-cell>
              <table:table-cell office:value-type="float" office:value="31.1428571428572">
                <text:p>31.1428571428572</text:p>
              </table:table-cell>
              <table:table-cell office:value-type="float" office:value="27.25">
                <text:p>27.25</text:p>
              </table:table-cell>
              <table:table-cell office:value-type="float" office:value="23.3571428571429">
                <text:p>23.3571428571429</text:p>
              </table:table-cell>
              <table:table-cell office:value-type="float" office:value="19.4642857142857">
                <text:p>19.4642857142857</text:p>
              </table:table-cell>
              <table:table-cell office:value-type="float" office:value="15.5714285714286">
                <text:p>15.5714285714286</text:p>
              </table:table-cell>
              <table:table-cell office:value-type="float" office:value="11.6785714285715">
                <text:p>11.6785714285715</text:p>
              </table:table-cell>
              <table:table-cell office:value-type="float" office:value="7.78571428571431">
                <text:p>7.78571428571431</text:p>
              </table:table-cell>
              <table:table-cell office:value-type="float" office:value="3.89285714285717">
                <text:p>3.89285714285717</text:p>
              </table:table-cell>
              <table:table-cell office:value-type="float" office:value="0.0000000000000239808173319034">
                <text:p>0.0000000000000239808173319034</text:p>
              </table:table-cell>
            </table:table-row>
            <table:table-row>
              <table:table-cell office:value-type="string">
                <text:p>Actual Burndown</text:p>
                <draw:g>
                  <svg:desc>Tabelle1.A35:Tabelle1.A35</svg:desc>
                </draw:g>
              </table:table-cell>
              <table:table-cell office:value-type="float" office:value="109">
                <text:p>109</text:p>
                <draw:g>
                  <svg:desc>Tabelle1.C35:Tabelle1.AE35</svg:desc>
                </draw:g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4">
                <text:p>84</text:p>
              </table:table-cell>
              <table:table-cell office:value-type="float" office:value="69">
                <text:p>69</text:p>
              </table:table-cell>
              <table:table-cell office:value-type="float" office:value="62">
                <text:p>62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47">
                <text:p>4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